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654cm" fo:min-width="0.40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1cm"/>
    </style:style>
    <style:style style:name="gr4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653cm" fo:min-width="0.406cm"/>
    </style:style>
    <style:style style:name="gr5" style:family="graphic" style:parent-style-name="objectwithoutfill">
      <style:graphic-properties svg:stroke-color="#bb000b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3cm"/>
    </style:style>
    <style:style style:name="gr12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9cm"/>
    </style:style>
    <style:style style:name="gr15" style:family="graphic" style:parent-style-name="standard">
      <style:graphic-properties svg:stroke-color="#000000" draw:fill="none" draw:textarea-vertical-align="middle" draw:auto-grow-height="false" fo:min-height="2.158cm" fo:min-width="0.033cm"/>
    </style:style>
    <style:style style:name="gr16" style:family="graphic" style:parent-style-name="standard">
      <style:graphic-properties svg:stroke-color="#000000" draw:fill="none" draw:textarea-vertical-align="middle" draw:auto-grow-height="false" fo:min-height="11.478cm" fo:min-width="0.03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19" style:family="graphic">
      <style:graphic-properties style:protect="size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svg:stroke-color="#000000" draw:fill="none" draw:textarea-vertical-align="middle" draw:auto-grow-height="false" fo:min-height="12.27cm" fo:min-width="0.033cm"/>
    </style:style>
    <style:style style:name="gr22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247cm" fo:min-width="0cm"/>
    </style:style>
    <style:style style:name="gr23" style:family="graphic" style:parent-style-name="objectwithoutfill">
      <style:graphic-properties draw:marker-end="Symmetric_20_Arrow" draw:marker-end-width="0.3cm" draw:fill="none" draw:textarea-vertical-align="middle"/>
    </style:style>
    <style:style style:name="gr24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248cm" fo:min-width="0cm"/>
    </style:style>
    <style:style style:name="gr25" style:family="graphic" style:parent-style-name="objectwithoutfill">
      <style:graphic-properties svg:stroke-color="#bb000b" draw:marker-end="Symmetric_20_Arrow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Ultrafine_20_Dashed" draw:marker-end="Symmetric_20_Arrow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8" style:family="graphic" style:parent-style-name="objectwithoutfill">
      <style:graphic-properties svg:stroke-color="#0084d1" draw:marker-end="Symmetric_20_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152cm" fo:min-width="0cm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8.418cm" fo:min-width="0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279cm" fo:min-width="0cm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gradient" draw:fill-gradient-name="Radial_20_red_2f_yellow"/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text-properties fo:font-size="20pt" style:font-size-asian="20pt" style:font-size-complex="20pt" style:text-overline-style="solid" style:text-overline-width="bold" style:text-overline-color="font-color"/>
    </style:style>
    <style:style style:name="P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20pt" style:font-size-asian="20pt" style:font-size-complex="20pt" style:text-overline-style="none" style:text-overline-color="font-color"/>
    </style:style>
    <style:style style:name="P11" style:family="paragraph">
      <loext:graphic-properties draw:fill="none" draw:fill-color="#ffffff"/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fo:font-weight="normal" style:font-weight-asian="normal" style:font-weight-complex="normal" style:text-overline-style="solid" style:text-overline-width="bold" style:text-overline-color="font-colo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-33% 58%" fo:font-size="22pt" style:font-size-asian="22pt" style:font-size-complex="22pt"/>
    </style:style>
    <style:style style:name="T3" style:family="text">
      <style:text-properties fo:font-size="22pt" style:font-size-asian="22pt" style:font-size-complex="22pt" style:text-overline-style="solid" style:text-overline-width="bold" style:text-overline-color="font-color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2pt" style:font-size-asian="22pt" style:font-size-complex="22pt" style:text-overline-style="none" style:text-overline-color="font-color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position="-33% 58%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 style:text-overline-style="solid" style:text-overline-width="bold" style:text-overline-color="font-color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g>
          <draw:custom-shape draw:style-name="gr1" draw:text-style-name="P1" draw:layer="layout" svg:width="1.281cm" svg:height="1.278cm" svg:x="5.188cm" svg:y="8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445cm" svg:y1="8.561cm" svg:x2="4.041cm" svg:y2="4.982cm">
            <text:p/>
          </draw:line>
          <draw:line draw:style-name="gr2" draw:text-style-name="P2" draw:layer="layout" svg:x1="6.216cm" svg:y1="8.52cm" svg:x2="5.514cm" svg:y2="4.669cm">
            <text:p/>
          </draw:line>
          <draw:frame draw:style-name="gr3" draw:text-style-name="P3" draw:layer="layout" svg:width="0.665cm" svg:height="1.211cm" svg:x="3.17cm" svg:y="4.58cm">
            <draw:text-box>
              <text:p><text:span text:style-name="T1">A</text:span></text:p>
            </draw:text-box>
          </draw:frame>
          <draw:frame draw:style-name="gr3" draw:text-style-name="P3" draw:layer="layout" svg:width="0.738cm" svg:height="1.211cm" svg:x="5.653cm" svg:y="4.304cm">
            <draw:text-box>
              <text:p><text:span text:style-name="T1">B</text:span></text:p>
            </draw:text-box>
          </draw:frame>
          <draw:custom-shape draw:style-name="gr4" draw:text-style-name="P1" draw:layer="layout" svg:width="1.28cm" svg:height="1.277cm" svg:x="10.301cm" svg:y="8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10.557cm" svg:y1="8.562cm" svg:x2="9.857cm" svg:y2="6.945cm">
            <text:p/>
          </draw:line>
          <draw:line draw:style-name="gr2" draw:text-style-name="P2" draw:layer="layout" svg:x1="11.328cm" svg:y1="8.521cm" svg:x2="10.626cm" svg:y2="4.67cm">
            <text:p/>
          </draw:line>
          <draw:frame draw:style-name="gr6" draw:text-style-name="P3" draw:layer="layout" svg:width="1.486cm" svg:height="2.173cm" svg:x="7.82cm" svg:y="4.58cm">
            <draw:text-box>
              <text:p><text:span text:style-name="T1">A</text:span><text:span text:style-name="T2">C</text:span></text:p>
            </draw:text-box>
          </draw:frame>
          <draw:frame draw:style-name="gr3" draw:text-style-name="P3" draw:layer="layout" svg:width="0.738cm" svg:height="1.211cm" svg:x="10.766cm" svg:y="4.305cm">
            <draw:text-box>
              <text:p><text:span text:style-name="T1">B</text:span></text:p>
            </draw:text-box>
          </draw:frame>
          <draw:line draw:style-name="gr2" draw:text-style-name="P2" draw:layer="layout" svg:x1="9.858cm" svg:y1="6.944cm" svg:x2="9.156cm" svg:y2="4.844cm">
            <text:p/>
          </draw:line>
          <draw:line draw:style-name="gr7" draw:text-style-name="P2" draw:layer="layout" svg:x1="9.858cm" svg:y1="6.945cm" svg:x2="8.454cm" svg:y2="6.77cm">
            <text:p/>
          </draw:line>
          <draw:frame draw:style-name="gr3" draw:text-style-name="P3" draw:layer="layout" svg:width="0.702cm" svg:height="1.211cm" svg:x="9.188cm" svg:y="7.293cm">
            <draw:text-box>
              <text:p><text:span text:style-name="T1">C</text:span></text:p>
            </draw:text-box>
          </draw:frame>
          <draw:custom-shape draw:style-name="gr4" draw:text-style-name="P1" draw:layer="layout" svg:width="1.28cm" svg:height="1.277cm" svg:x="15.551cm" svg:y="8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5.807cm" svg:y1="8.562cm" svg:x2="14.403cm" svg:y2="4.983cm">
            <text:p/>
          </draw:line>
          <draw:line draw:style-name="gr5" draw:text-style-name="P2" draw:layer="layout" svg:x1="16.578cm" svg:y1="8.521cm" svg:x2="16.525cm" svg:y2="6.77cm">
            <text:p/>
          </draw:line>
          <draw:frame draw:style-name="gr3" draw:text-style-name="P3" draw:layer="layout" svg:width="0.664cm" svg:height="1.211cm" svg:x="13.433cm" svg:y="4.58cm">
            <draw:text-box>
              <text:p><text:span text:style-name="T1">A</text:span></text:p>
            </draw:text-box>
          </draw:frame>
          <draw:frame draw:style-name="gr8" draw:text-style-name="P3" draw:layer="layout" svg:width="1.457cm" svg:height="2.392cm" svg:x="16.015cm" svg:y="4.305cm">
            <draw:text-box>
              <text:p><text:span text:style-name="T1">B</text:span><text:span text:style-name="T2">D</text:span></text:p>
            </draw:text-box>
          </draw:frame>
          <draw:line draw:style-name="gr2" draw:text-style-name="P2" draw:layer="layout" svg:x1="16.525cm" svg:y1="6.769cm" svg:x2="15.823cm" svg:y2="4.669cm">
            <text:p/>
          </draw:line>
          <draw:frame draw:style-name="gr9" draw:text-style-name="P3" draw:layer="layout" svg:width="0.702cm" svg:height="1.21cm" svg:x="16.605cm" svg:y="7.088cm">
            <draw:text-box>
              <text:p><text:span text:style-name="T1">D</text:span></text:p>
            </draw:text-box>
          </draw:frame>
          <draw:custom-shape draw:style-name="gr1" draw:text-style-name="P1" draw:layer="layout" svg:width="1.281cm" svg:height="1.278cm" svg:x="20.801cm" svg:y="8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21.829cm" svg:y1="8.521cm" svg:x2="21.776cm" svg:y2="6.77cm">
            <text:p/>
          </draw:line>
          <draw:frame draw:style-name="gr10" draw:text-style-name="P3" draw:layer="layout" svg:width="1.794cm" svg:height="1.699cm" svg:x="21.266cm" svg:y="4.305cm">
            <draw:text-box>
              <text:p><text:span text:style-name="T1">B</text:span><text:span text:style-name="T2">D</text:span></text:p>
            </draw:text-box>
          </draw:frame>
          <draw:line draw:style-name="gr2" draw:text-style-name="P2" draw:layer="layout" svg:x1="21.776cm" svg:y1="6.77cm" svg:x2="21.074cm" svg:y2="4.67cm">
            <text:p/>
          </draw:line>
          <draw:frame draw:style-name="gr9" draw:text-style-name="P3" draw:layer="layout" svg:width="0.702cm" svg:height="1.21cm" svg:x="21.856cm" svg:y="7.089cm">
            <draw:text-box>
              <text:p><text:span text:style-name="T1">D</text:span></text:p>
            </draw:text-box>
          </draw:frame>
          <draw:line draw:style-name="gr5" draw:text-style-name="P2" draw:layer="layout" svg:x1="21.058cm" svg:y1="8.562cm" svg:x2="20.358cm" svg:y2="6.945cm">
            <text:p/>
          </draw:line>
          <draw:frame draw:style-name="gr11" draw:text-style-name="P3" draw:layer="layout" svg:width="1.418cm" svg:height="1.423cm" svg:x="18.388cm" svg:y="4.581cm">
            <draw:text-box>
              <text:p><text:span text:style-name="T1">A</text:span><text:span text:style-name="T2">C</text:span></text:p>
            </draw:text-box>
          </draw:frame>
          <draw:line draw:style-name="gr2" draw:text-style-name="P2" draw:layer="layout" svg:x1="20.358cm" svg:y1="6.945cm" svg:x2="19.656cm" svg:y2="4.845cm">
            <text:p/>
          </draw:line>
          <draw:line draw:style-name="gr7" draw:text-style-name="P2" draw:layer="layout" svg:x1="20.358cm" svg:y1="6.945cm" svg:x2="18.954cm" svg:y2="6.77cm">
            <text:p/>
          </draw:line>
          <draw:frame draw:style-name="gr3" draw:text-style-name="P3" draw:layer="layout" svg:width="0.702cm" svg:height="1.211cm" svg:x="19.588cm" svg:y="7.194cm">
            <draw:text-box>
              <text:p><text:span text:style-name="T1">C</text:span></text:p>
            </draw:text-box>
          </draw:frame>
          <draw:custom-shape draw:style-name="gr4" draw:text-style-name="P1" draw:layer="layout" svg:width="1.28cm" svg:height="1.277cm" svg:x="25.82cm" svg:y="8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26.077cm" svg:y1="8.562cm" svg:x2="24.673cm" svg:y2="4.983cm">
            <text:p/>
          </draw:line>
          <draw:line draw:style-name="gr12" draw:text-style-name="P2" draw:layer="layout" svg:x1="26.847cm" svg:y1="8.521cm" svg:x2="26.145cm" svg:y2="4.67cm">
            <text:p/>
          </draw:line>
          <draw:frame draw:style-name="gr3" draw:text-style-name="P4" draw:layer="layout" svg:width="0.665cm" svg:height="1.211cm" svg:x="23.801cm" svg:y="4.58cm">
            <draw:text-box>
              <text:p><text:span text:style-name="T3">A</text:span></text:p>
            </draw:text-box>
          </draw:frame>
          <draw:frame draw:style-name="gr3" draw:text-style-name="P4" draw:layer="layout" svg:width="0.739cm" svg:height="1.211cm" svg:x="26.284cm" svg:y="4.305cm">
            <draw:text-box>
              <text:p><text:span text:style-name="T3">B</text:span></text:p>
            </draw:text-box>
          </draw:frame>
          <draw:frame draw:style-name="gr13" draw:text-style-name="P5" draw:layer="layout" svg:width="0.92cm" svg:height="1.885cm" svg:x="7.575cm" svg:y="8.309cm">
            <draw:text-box>
              <text:p><text:span text:style-name="T4">+</text:span></text:p>
            </draw:text-box>
          </draw:frame>
          <draw:frame draw:style-name="gr13" draw:text-style-name="P5" draw:layer="layout" svg:width="0.92cm" svg:height="1.885cm" svg:x="12.618cm" svg:y="8.31cm">
            <draw:text-box>
              <text:p><text:span text:style-name="T4">+</text:span></text:p>
            </draw:text-box>
          </draw:frame>
          <draw:frame draw:style-name="gr13" draw:text-style-name="P5" draw:layer="layout" svg:width="0.921cm" svg:height="1.885cm" svg:x="17.798cm" svg:y="8.311cm">
            <draw:text-box>
              <text:p><text:span text:style-name="T4">+</text:span></text:p>
            </draw:text-box>
          </draw:frame>
          <draw:frame draw:style-name="gr13" draw:text-style-name="P5" draw:layer="layout" svg:width="0.92cm" svg:height="1.885cm" svg:x="23.187cm" svg:y="8.312cm">
            <draw:text-box>
              <text:p><text:span text:style-name="T4">+</text:span></text:p>
            </draw:text-box>
          </draw:frame>
        </draw:g>
        <draw:frame draw:style-name="gr14" draw:text-style-name="P6" draw:layer="layout" svg:width="4.572cm" svg:height="1.84cm" svg:x="0.154cm" svg:y="8.22cm">
          <draw:text-box>
            <text:p><text:span text:style-name="T5">C</text:span><text:span text:style-name="T6">(</text:span><text:span text:style-name="T5">k</text:span><text:span text:style-name="T6">*) = </text:span></text:p>
          </draw:text-box>
        </draw:frame>
        <draw:custom-shape draw:style-name="gr15" draw:text-style-name="P7" draw:layer="layout" svg:width="1.473cm" svg:height="2.54cm" draw:transform="rotate (1.5707963267949) translate (4.679cm 11.9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7" draw:layer="layout" svg:width="1.473cm" svg:height="12.372cm" draw:transform="rotate (1.5707963267949) translate (9.98cm 11.9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7" draw:layer="layout" svg:width="1.473cm" svg:height="2.54cm" draw:transform="rotate (1.5707963267949) translate (25.18cm 11.9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8" draw:layer="layout" svg:width="4.064cm" svg:height="1.673cm" svg:x="3.964cm" svg:y="12.355cm">
          <draw:text-box>
            <text:p><text:span text:style-name="T7">Primary</text:span></text:p>
          </draw:text-box>
        </draw:frame>
        <draw:frame draw:style-name="gr17" draw:text-style-name="P8" draw:layer="layout" svg:width="4.064cm" svg:height="1.673cm" svg:x="14.164cm" svg:y="12.356cm">
          <draw:text-box>
            <text:p><text:span text:style-name="T7">Residual</text:span></text:p>
          </draw:text-box>
        </draw:frame>
        <draw:frame draw:style-name="gr18" draw:text-style-name="P8" draw:layer="layout" svg:width="2.468cm" svg:height="1.521cm" svg:x="25.164cm" svg:y="12.357cm">
          <draw:text-box>
            <text:p><text:span text:style-name="T7">Fake</text:span></text:p>
          </draw:text-box>
        </draw:frame>
        <draw:line draw:style-name="gr7" draw:text-style-name="P7" draw:layer="layout" svg:x1="16.576cm" svg:y1="6.76cm" svg:x2="17.914cm" svg:y2="6.252cm">
          <text:p/>
        </draw:line>
        <draw:line draw:style-name="gr7" draw:text-style-name="P7" draw:layer="layout" svg:x1="21.776cm" svg:y1="6.761cm" svg:x2="23.114cm" svg:y2="6.253cm">
          <text:p/>
        </draw:lin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g>
          <draw:custom-shape draw:style-name="gr1" draw:text-style-name="P1" draw:layer="layout" svg:width="1.281cm" svg:height="1.278cm" svg:x="5.888cm" svg:y="5.3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145cm" svg:y1="5.461cm" svg:x2="4.741cm" svg:y2="1.882cm">
            <text:p/>
          </draw:line>
          <draw:line draw:style-name="gr2" draw:text-style-name="P2" draw:layer="layout" svg:x1="6.916cm" svg:y1="5.42cm" svg:x2="6.214cm" svg:y2="1.569cm">
            <text:p/>
          </draw:line>
          <draw:frame draw:style-name="gr3" draw:text-style-name="P3" draw:layer="layout" svg:width="0.665cm" svg:height="1.211cm" svg:x="3.87cm" svg:y="1.48cm">
            <draw:text-box>
              <text:p><text:span text:style-name="T1">A</text:span></text:p>
            </draw:text-box>
          </draw:frame>
          <draw:frame draw:style-name="gr3" draw:text-style-name="P3" draw:layer="layout" svg:width="0.738cm" svg:height="1.211cm" svg:x="6.353cm" svg:y="1.204cm">
            <draw:text-box>
              <text:p><text:span text:style-name="T1">B</text:span></text:p>
            </draw:text-box>
          </draw:frame>
          <draw:custom-shape draw:style-name="gr4" draw:text-style-name="P1" draw:layer="layout" svg:width="1.28cm" svg:height="1.277cm" svg:x="11.001cm" svg:y="5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11.257cm" svg:y1="5.462cm" svg:x2="10.557cm" svg:y2="3.845cm">
            <text:p/>
          </draw:line>
          <draw:line draw:style-name="gr2" draw:text-style-name="P2" draw:layer="layout" svg:x1="12.028cm" svg:y1="5.421cm" svg:x2="11.326cm" svg:y2="1.57cm">
            <text:p/>
          </draw:line>
          <draw:frame draw:style-name="gr6" draw:text-style-name="P3" draw:layer="layout" svg:width="1.486cm" svg:height="2.173cm" svg:x="8.52cm" svg:y="1.48cm">
            <draw:text-box>
              <text:p><text:span text:style-name="T1">A</text:span><text:span text:style-name="T2">C</text:span></text:p>
            </draw:text-box>
          </draw:frame>
          <draw:frame draw:style-name="gr3" draw:text-style-name="P3" draw:layer="layout" svg:width="0.738cm" svg:height="1.211cm" svg:x="11.466cm" svg:y="1.205cm">
            <draw:text-box>
              <text:p><text:span text:style-name="T1">B</text:span></text:p>
            </draw:text-box>
          </draw:frame>
          <draw:line draw:style-name="gr2" draw:text-style-name="P2" draw:layer="layout" svg:x1="10.558cm" svg:y1="3.844cm" svg:x2="9.856cm" svg:y2="1.744cm">
            <text:p/>
          </draw:line>
          <draw:line draw:style-name="gr7" draw:text-style-name="P2" draw:layer="layout" svg:x1="10.558cm" svg:y1="3.845cm" svg:x2="9.154cm" svg:y2="3.67cm">
            <text:p/>
          </draw:line>
          <draw:frame draw:style-name="gr3" draw:text-style-name="P3" draw:layer="layout" svg:width="0.702cm" svg:height="1.211cm" svg:x="9.888cm" svg:y="4.193cm">
            <draw:text-box>
              <text:p><text:span text:style-name="T1">C</text:span></text:p>
            </draw:text-box>
          </draw:frame>
          <draw:custom-shape draw:style-name="gr4" draw:text-style-name="P1" draw:layer="layout" svg:width="1.28cm" svg:height="1.277cm" svg:x="16.251cm" svg:y="5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07cm" svg:y1="5.462cm" svg:x2="15.103cm" svg:y2="1.883cm">
            <text:p/>
          </draw:line>
          <draw:line draw:style-name="gr5" draw:text-style-name="P2" draw:layer="layout" svg:x1="17.278cm" svg:y1="5.421cm" svg:x2="17.225cm" svg:y2="3.67cm">
            <text:p/>
          </draw:line>
          <draw:frame draw:style-name="gr3" draw:text-style-name="P3" draw:layer="layout" svg:width="0.664cm" svg:height="1.211cm" svg:x="14.133cm" svg:y="1.48cm">
            <draw:text-box>
              <text:p><text:span text:style-name="T1">A</text:span></text:p>
            </draw:text-box>
          </draw:frame>
          <draw:frame draw:style-name="gr8" draw:text-style-name="P3" draw:layer="layout" svg:width="1.457cm" svg:height="2.392cm" svg:x="16.715cm" svg:y="1.205cm">
            <draw:text-box>
              <text:p><text:span text:style-name="T1">B</text:span><text:span text:style-name="T2">D</text:span></text:p>
            </draw:text-box>
          </draw:frame>
          <draw:line draw:style-name="gr2" draw:text-style-name="P2" draw:layer="layout" svg:x1="17.225cm" svg:y1="3.669cm" svg:x2="16.523cm" svg:y2="1.569cm">
            <text:p/>
          </draw:line>
          <draw:frame draw:style-name="gr9" draw:text-style-name="P3" draw:layer="layout" svg:width="0.702cm" svg:height="1.21cm" svg:x="17.305cm" svg:y="3.988cm">
            <draw:text-box>
              <text:p><text:span text:style-name="T1">D</text:span></text:p>
            </draw:text-box>
          </draw:frame>
          <draw:custom-shape draw:style-name="gr1" draw:text-style-name="P1" draw:layer="layout" svg:width="1.281cm" svg:height="1.278cm" svg:x="21.501cm" svg:y="5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22.529cm" svg:y1="5.421cm" svg:x2="22.476cm" svg:y2="3.67cm">
            <text:p/>
          </draw:line>
          <draw:frame draw:style-name="gr10" draw:text-style-name="P3" draw:layer="layout" svg:width="1.794cm" svg:height="1.699cm" svg:x="21.966cm" svg:y="1.205cm">
            <draw:text-box>
              <text:p><text:span text:style-name="T1">B</text:span><text:span text:style-name="T2">D</text:span></text:p>
            </draw:text-box>
          </draw:frame>
          <draw:line draw:style-name="gr2" draw:text-style-name="P2" draw:layer="layout" svg:x1="22.476cm" svg:y1="3.67cm" svg:x2="21.774cm" svg:y2="1.57cm">
            <text:p/>
          </draw:line>
          <draw:frame draw:style-name="gr9" draw:text-style-name="P3" draw:layer="layout" svg:width="0.702cm" svg:height="1.21cm" svg:x="22.556cm" svg:y="3.989cm">
            <draw:text-box>
              <text:p><text:span text:style-name="T1">D</text:span></text:p>
            </draw:text-box>
          </draw:frame>
          <draw:line draw:style-name="gr5" draw:text-style-name="P2" draw:layer="layout" svg:x1="21.758cm" svg:y1="5.462cm" svg:x2="21.058cm" svg:y2="3.845cm">
            <text:p/>
          </draw:line>
          <draw:frame draw:style-name="gr11" draw:text-style-name="P3" draw:layer="layout" svg:width="1.418cm" svg:height="1.423cm" svg:x="19.088cm" svg:y="1.481cm">
            <draw:text-box>
              <text:p><text:span text:style-name="T1">A</text:span><text:span text:style-name="T2">C</text:span></text:p>
            </draw:text-box>
          </draw:frame>
          <draw:line draw:style-name="gr2" draw:text-style-name="P2" draw:layer="layout" svg:x1="21.058cm" svg:y1="3.845cm" svg:x2="20.356cm" svg:y2="1.745cm">
            <text:p/>
          </draw:line>
          <draw:line draw:style-name="gr7" draw:text-style-name="P2" draw:layer="layout" svg:x1="21.058cm" svg:y1="3.845cm" svg:x2="19.654cm" svg:y2="3.67cm">
            <text:p/>
          </draw:line>
          <draw:frame draw:style-name="gr3" draw:text-style-name="P3" draw:layer="layout" svg:width="0.702cm" svg:height="1.211cm" svg:x="20.288cm" svg:y="4.094cm">
            <draw:text-box>
              <text:p><text:span text:style-name="T1">C</text:span></text:p>
            </draw:text-box>
          </draw:frame>
          <draw:frame draw:style-name="gr13" draw:text-style-name="P5" draw:layer="layout" svg:width="0.92cm" svg:height="1.885cm" svg:x="8.275cm" svg:y="5.209cm">
            <draw:text-box>
              <text:p><text:span text:style-name="T4">+</text:span></text:p>
            </draw:text-box>
          </draw:frame>
          <draw:frame draw:style-name="gr13" draw:text-style-name="P5" draw:layer="layout" svg:width="0.92cm" svg:height="1.885cm" svg:x="13.318cm" svg:y="5.21cm">
            <draw:text-box>
              <text:p><text:span text:style-name="T4">+</text:span></text:p>
            </draw:text-box>
          </draw:frame>
          <draw:frame draw:style-name="gr13" draw:text-style-name="P5" draw:layer="layout" svg:width="0.921cm" svg:height="1.885cm" svg:x="18.498cm" svg:y="5.211cm">
            <draw:text-box>
              <text:p><text:span text:style-name="T4">+</text:span></text:p>
            </draw:text-box>
          </draw:frame>
          <draw:frame draw:style-name="gr13" draw:text-style-name="P5" draw:layer="layout" svg:width="3.229cm" svg:height="1.885cm" svg:x="23.887cm" svg:y="5.212cm">
            <draw:text-box>
              <text:p><text:span text:style-name="T4">+...</text:span></text:p>
            </draw:text-box>
          </draw:frame>
          <draw:custom-shape draw:style-name="gr4" draw:text-style-name="P1" draw:layer="layout" svg:width="1.28cm" svg:height="1.277cm" svg:x="8.922cm" svg:y="14.8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9.179cm" svg:y1="14.962cm" svg:x2="7.775cm" svg:y2="11.383cm">
            <text:p/>
          </draw:line>
          <draw:line draw:style-name="gr12" draw:text-style-name="P2" draw:layer="layout" svg:x1="9.949cm" svg:y1="14.921cm" svg:x2="9.247cm" svg:y2="11.07cm">
            <text:p/>
          </draw:line>
          <draw:frame draw:style-name="gr3" draw:text-style-name="P10" draw:layer="layout" svg:width="0.665cm" svg:height="1.211cm" svg:x="6.903cm" svg:y="10.98cm">
            <draw:text-box>
              <text:p><text:span text:style-name="T8">A</text:span></text:p>
            </draw:text-box>
          </draw:frame>
          <draw:frame draw:style-name="gr3" draw:text-style-name="P4" draw:layer="layout" svg:width="0.739cm" svg:height="1.211cm" svg:x="9.386cm" svg:y="10.705cm">
            <draw:text-box>
              <text:p><text:span text:style-name="T3">B</text:span></text:p>
            </draw:text-box>
          </draw:frame>
          <draw:frame draw:style-name="gr13" draw:text-style-name="P5" draw:layer="layout" svg:width="0.92cm" svg:height="1.885cm" svg:x="6.289cm" svg:y="14.712cm">
            <draw:text-box>
              <text:p><text:span text:style-name="T4">+</text:span></text:p>
            </draw:text-box>
          </draw:frame>
          <draw:line draw:style-name="gr7" draw:text-style-name="P7" draw:layer="layout" svg:x1="22.476cm" svg:y1="3.658cm" svg:x2="23.814cm" svg:y2="3.15cm">
            <text:p/>
          </draw:line>
          <draw:line draw:style-name="gr7" draw:text-style-name="P7" draw:layer="layout" svg:x1="17.276cm" svg:y1="3.659cm" svg:x2="18.614cm" svg:y2="3.151cm">
            <text:p/>
          </draw:line>
          <draw:custom-shape draw:style-name="gr4" draw:text-style-name="P1" draw:layer="layout" svg:width="1.28cm" svg:height="1.277cm" svg:x="14.724cm" svg:y="14.8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14.981cm" svg:y1="14.962cm" svg:x2="13.577cm" svg:y2="11.383cm">
            <text:p/>
          </draw:line>
          <draw:line draw:style-name="gr20" draw:text-style-name="P2" draw:layer="layout" svg:x1="15.751cm" svg:y1="14.921cm" svg:x2="15.049cm" svg:y2="11.07cm">
            <text:p/>
          </draw:line>
          <draw:frame draw:style-name="gr3" draw:text-style-name="P4" draw:layer="layout" svg:width="0.665cm" svg:height="1.211cm" svg:x="12.705cm" svg:y="10.98cm">
            <draw:text-box>
              <text:p><text:span text:style-name="T3">A</text:span></text:p>
            </draw:text-box>
          </draw:frame>
          <draw:frame draw:style-name="gr3" draw:text-style-name="P10" draw:layer="layout" svg:width="0.739cm" svg:height="1.211cm" svg:x="15.188cm" svg:y="10.705cm">
            <draw:text-box>
              <text:p><text:span text:style-name="T8">B</text:span></text:p>
            </draw:text-box>
          </draw:frame>
          <draw:frame draw:style-name="gr13" draw:text-style-name="P5" draw:layer="layout" svg:width="0.92cm" svg:height="1.885cm" svg:x="12.091cm" svg:y="14.712cm">
            <draw:text-box>
              <text:p><text:span text:style-name="T4">+</text:span></text:p>
            </draw:text-box>
          </draw:frame>
          <draw:custom-shape draw:style-name="gr4" draw:text-style-name="P1" draw:layer="layout" svg:width="1.28cm" svg:height="1.277cm" svg:x="20.326cm" svg:y="14.8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20.583cm" svg:y1="14.962cm" svg:x2="19.179cm" svg:y2="11.383cm">
            <text:p/>
          </draw:line>
          <draw:line draw:style-name="gr12" draw:text-style-name="P2" draw:layer="layout" svg:x1="21.353cm" svg:y1="14.921cm" svg:x2="20.651cm" svg:y2="11.07cm">
            <text:p/>
          </draw:line>
          <draw:frame draw:style-name="gr3" draw:text-style-name="P4" draw:layer="layout" svg:width="0.665cm" svg:height="1.211cm" svg:x="18.307cm" svg:y="10.98cm">
            <draw:text-box>
              <text:p><text:span text:style-name="T3">A</text:span></text:p>
            </draw:text-box>
          </draw:frame>
          <draw:frame draw:style-name="gr3" draw:text-style-name="P4" draw:layer="layout" svg:width="0.739cm" svg:height="1.211cm" svg:x="20.79cm" svg:y="10.705cm">
            <draw:text-box>
              <text:p><text:span text:style-name="T3">B</text:span></text:p>
            </draw:text-box>
          </draw:frame>
          <draw:frame draw:style-name="gr13" draw:text-style-name="P5" draw:layer="layout" svg:width="0.92cm" svg:height="1.885cm" svg:x="17.693cm" svg:y="14.712cm">
            <draw:text-box>
              <text:p><text:span text:style-name="T4">+</text:span></text:p>
            </draw:text-box>
          </draw:frame>
          <draw:custom-shape draw:style-name="gr15" draw:text-style-name="P7" draw:layer="layout" svg:width="1.473cm" svg:height="2.54cm" draw:transform="rotate (1.5707963267949) translate (5.179cm 8.30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7" draw:text-style-name="P8" draw:layer="layout" svg:width="3.664cm" svg:height="1.673cm" svg:x="4.564cm" svg:y="8.454cm">
            <draw:text-box>
              <text:p><text:span text:style-name="T7">Primary</text:span></text:p>
            </draw:text-box>
          </draw:frame>
          <draw:custom-shape draw:style-name="gr16" draw:text-style-name="P7" draw:layer="layout" svg:width="1.473cm" svg:height="12.372cm" draw:transform="rotate (1.5707963267949) translate (10.781cm 8.305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7" draw:text-style-name="P8" draw:layer="layout" svg:width="4.064cm" svg:height="1.673cm" svg:x="14.965cm" svg:y="8.456cm">
            <draw:text-box>
              <text:p><text:span text:style-name="T7">Residual</text:span></text:p>
            </draw:text-box>
          </draw:frame>
          <draw:custom-shape draw:style-name="gr21" draw:text-style-name="P7" draw:layer="layout" svg:width="1.473cm" svg:height="13.208cm" draw:transform="rotate (1.5707963267949) translate (8.636cm 18.40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8" draw:text-style-name="P8" draw:layer="layout" svg:width="2.468cm" svg:height="1.521cm" svg:x="14.065cm" svg:y="18.356cm">
            <draw:text-box>
              <text:p><text:span text:style-name="T7">Fake</text:span></text:p>
            </draw:text-box>
          </draw:frame>
          <draw:frame draw:style-name="gr14" draw:text-style-name="P6" draw:layer="layout" svg:width="4.572cm" svg:height="1.84cm" svg:x="0.154cm" svg:y="5.12cm">
            <draw:text-box>
              <text:p><text:span text:style-name="T5">C</text:span><text:span text:style-name="T6">(</text:span><text:span text:style-name="T5">k</text:span><text:span text:style-name="T6">*) = </text:span></text:p>
            </draw:text-box>
          </draw:frame>
        </draw:g>
        <presentation:notes draw:style-name="dp2">
          <draw:page-thumbnail draw:style-name="gr19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22" draw:text-style-name="P1" draw:layer="layout" svg:width="0.705cm" svg:height="0.703cm" svg:x="5.673cm" svg:y="6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" draw:layer="layout" svg:x1="5.814cm" svg:y1="6.81cm" svg:x2="5.041cm" svg:y2="4.841cm">
          <text:p/>
        </draw:line>
        <draw:line draw:style-name="gr23" draw:text-style-name="P2" draw:layer="layout" svg:x1="6.239cm" svg:y1="6.787cm" svg:x2="5.852cm" svg:y2="4.669cm">
          <text:p/>
        </draw:line>
        <draw:custom-shape draw:style-name="gr24" draw:text-style-name="P1" draw:layer="layout" svg:width="0.705cm" svg:height="0.702cm" svg:x="8.889cm" svg:y="6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9.03cm" svg:y1="6.81cm" svg:x2="8.644cm" svg:y2="5.921cm">
          <text:p/>
        </draw:line>
        <draw:line draw:style-name="gr23" draw:text-style-name="P2" draw:layer="layout" svg:x1="9.455cm" svg:y1="6.788cm" svg:x2="9.068cm" svg:y2="4.67cm">
          <text:p/>
        </draw:line>
        <draw:line draw:style-name="gr23" draw:text-style-name="P2" draw:layer="layout" svg:x1="8.645cm" svg:y1="5.92cm" svg:x2="8.258cm" svg:y2="4.765cm">
          <text:p/>
        </draw:line>
        <draw:line draw:style-name="gr26" draw:text-style-name="P2" draw:layer="layout" svg:x1="8.645cm" svg:y1="5.921cm" svg:x2="7.872cm" svg:y2="5.825cm">
          <text:p/>
        </draw:line>
        <draw:custom-shape draw:style-name="gr24" draw:text-style-name="P1" draw:layer="layout" svg:width="0.705cm" svg:height="0.702cm" svg:x="12.08cm" svg:y="6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" draw:layer="layout" svg:x1="12.221cm" svg:y1="6.811cm" svg:x2="11.448cm" svg:y2="4.842cm">
          <text:p/>
        </draw:line>
        <draw:line draw:style-name="gr25" draw:text-style-name="P2" draw:layer="layout" svg:x1="12.646cm" svg:y1="6.788cm" svg:x2="12.617cm" svg:y2="5.825cm">
          <text:p/>
        </draw:line>
        <draw:line draw:style-name="gr23" draw:text-style-name="P2" draw:layer="layout" svg:x1="12.617cm" svg:y1="5.824cm" svg:x2="12.23cm" svg:y2="4.669cm">
          <text:p/>
        </draw:line>
        <draw:custom-shape draw:style-name="gr22" draw:text-style-name="P1" draw:layer="layout" svg:width="0.705cm" svg:height="0.703cm" svg:x="16.072cm" svg:y="6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6.638cm" svg:y1="6.788cm" svg:x2="16.609cm" svg:y2="5.825cm">
          <text:p/>
        </draw:line>
        <draw:line draw:style-name="gr23" draw:text-style-name="P2" draw:layer="layout" svg:x1="16.609cm" svg:y1="5.825cm" svg:x2="16.222cm" svg:y2="4.67cm">
          <text:p/>
        </draw:line>
        <draw:line draw:style-name="gr25" draw:text-style-name="P2" draw:layer="layout" svg:x1="16.214cm" svg:y1="6.81cm" svg:x2="15.828cm" svg:y2="5.921cm">
          <text:p/>
        </draw:line>
        <draw:line draw:style-name="gr23" draw:text-style-name="P2" draw:layer="layout" svg:x1="15.828cm" svg:y1="5.921cm" svg:x2="15.441cm" svg:y2="4.766cm">
          <text:p/>
        </draw:line>
        <draw:line draw:style-name="gr26" draw:text-style-name="P2" draw:layer="layout" svg:x1="15.828cm" svg:y1="5.921cm" svg:x2="15.055cm" svg:y2="5.825cm">
          <text:p/>
        </draw:line>
        <draw:custom-shape draw:style-name="gr24" draw:text-style-name="P1" draw:layer="layout" svg:width="0.705cm" svg:height="0.702cm" svg:x="19.636cm" svg:y="6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9.777cm" svg:y1="6.811cm" svg:x2="19.004cm" svg:y2="4.842cm">
          <text:p/>
        </draw:line>
        <draw:line draw:style-name="gr28" draw:text-style-name="P2" draw:layer="layout" svg:x1="20.202cm" svg:y1="6.788cm" svg:x2="19.815cm" svg:y2="4.67cm">
          <text:p/>
        </draw:line>
        <draw:line draw:style-name="gr26" draw:text-style-name="P7" draw:layer="layout" svg:x1="12.645cm" svg:y1="5.819cm" svg:x2="13.382cm" svg:y2="5.54cm">
          <text:p/>
        </draw:line>
        <draw:line draw:style-name="gr26" draw:text-style-name="P7" draw:layer="layout" svg:x1="16.609cm" svg:y1="5.819cm" svg:x2="17.346cm" svg:y2="5.54cm">
          <text:p/>
        </draw:line>
        <draw:custom-shape draw:style-name="gr24" draw:text-style-name="P1" draw:layer="layout" svg:width="0.705cm" svg:height="0.702cm" svg:x="22.637cm" svg:y="6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22.778cm" svg:y1="6.812cm" svg:x2="22.005cm" svg:y2="4.843cm">
          <text:p/>
        </draw:line>
        <draw:line draw:style-name="gr27" draw:text-style-name="P2" draw:layer="layout" svg:x1="23.203cm" svg:y1="6.789cm" svg:x2="22.816cm" svg:y2="4.671cm">
          <text:p/>
        </draw:line>
        <draw:custom-shape draw:style-name="gr24" draw:text-style-name="P1" draw:layer="layout" svg:width="0.705cm" svg:height="0.702cm" svg:x="25.538cm" svg:y="6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25.679cm" svg:y1="6.813cm" svg:x2="24.906cm" svg:y2="4.844cm">
          <text:p/>
        </draw:line>
        <draw:line draw:style-name="gr28" draw:text-style-name="P2" draw:layer="layout" svg:x1="26.104cm" svg:y1="6.79cm" svg:x2="25.717cm" svg:y2="4.672cm">
          <text:p/>
        </draw:line>
        <draw:frame draw:style-name="gr29" draw:text-style-name="P11" draw:layer="layout" svg:width="0.762cm" svg:height="0.725cm" svg:x="4.294cm" svg:y="4.672cm">
          <draw:text-box>
            <text:p><text:span text:style-name="T9">A</text:span></text:p>
          </draw:text-box>
        </draw:frame>
        <draw:frame draw:style-name="gr30" draw:text-style-name="P11" draw:layer="layout" svg:width="0.885cm" svg:height="0.802cm" svg:x="8.004cm" svg:y="6.05cm">
          <draw:text-box>
            <text:p><text:span text:style-name="T9">C</text:span></text:p>
          </draw:text-box>
        </draw:frame>
        <draw:frame draw:style-name="gr29" draw:text-style-name="P11" draw:layer="layout" svg:width="0.762cm" svg:height="0.725cm" svg:x="5.894cm" svg:y="4.473cm">
          <draw:text-box>
            <text:p><text:span text:style-name="T9">B</text:span></text:p>
          </draw:text-box>
        </draw:frame>
        <draw:frame draw:style-name="gr31" draw:text-style-name="P11" draw:layer="layout" svg:width="1.018cm" svg:height="0.826cm" svg:x="7.394cm" svg:y="4.673cm">
          <draw:text-box>
            <text:p><text:span text:style-name="T9">A</text:span><text:span text:style-name="T10">C</text:span></text:p>
          </draw:text-box>
        </draw:frame>
        <draw:frame draw:style-name="gr29" draw:text-style-name="P11" draw:layer="layout" svg:width="0.762cm" svg:height="0.725cm" svg:x="9.094cm" svg:y="4.474cm">
          <draw:text-box>
            <text:p><text:span text:style-name="T9">B</text:span></text:p>
          </draw:text-box>
        </draw:frame>
        <draw:frame draw:style-name="gr29" draw:text-style-name="P11" draw:layer="layout" svg:width="0.762cm" svg:height="0.725cm" svg:x="10.694cm" svg:y="4.673cm">
          <draw:text-box>
            <text:p><text:span text:style-name="T9">A</text:span></text:p>
          </draw:text-box>
        </draw:frame>
        <draw:frame draw:style-name="gr31" draw:text-style-name="P11" draw:layer="layout" svg:width="1.09cm" svg:height="0.826cm" svg:x="12.294cm" svg:y="4.475cm">
          <draw:text-box>
            <text:p><text:span text:style-name="T9">B</text:span><text:span text:style-name="T10">D</text:span></text:p>
          </draw:text-box>
        </draw:frame>
        <draw:frame draw:style-name="gr30" draw:text-style-name="P11" draw:layer="layout" svg:width="0.885cm" svg:height="0.802cm" svg:x="12.505cm" svg:y="5.95cm">
          <draw:text-box>
            <text:p><text:span text:style-name="T9">D</text:span></text:p>
          </draw:text-box>
        </draw:frame>
        <draw:frame draw:style-name="gr30" draw:text-style-name="P11" draw:layer="layout" svg:width="0.885cm" svg:height="0.802cm" svg:x="16.506cm" svg:y="5.95cm">
          <draw:text-box>
            <text:p><text:span text:style-name="T9">D</text:span></text:p>
          </draw:text-box>
        </draw:frame>
        <draw:frame draw:style-name="gr30" draw:text-style-name="P11" draw:layer="layout" svg:width="0.885cm" svg:height="0.802cm" svg:x="15.205cm" svg:y="6.05cm">
          <draw:text-box>
            <text:p><text:span text:style-name="T9">C</text:span></text:p>
          </draw:text-box>
        </draw:frame>
        <draw:frame draw:style-name="gr31" draw:text-style-name="P11" draw:layer="layout" svg:width="1.018cm" svg:height="0.826cm" svg:x="14.594cm" svg:y="4.673cm">
          <draw:text-box>
            <text:p><text:span text:style-name="T9">A</text:span><text:span text:style-name="T10">C</text:span></text:p>
          </draw:text-box>
        </draw:frame>
        <draw:frame draw:style-name="gr31" draw:text-style-name="P11" draw:layer="layout" svg:width="1.09cm" svg:height="0.826cm" svg:x="16.294cm" svg:y="4.475cm">
          <draw:text-box>
            <text:p><text:span text:style-name="T9">B</text:span><text:span text:style-name="T10">D</text:span></text:p>
          </draw:text-box>
        </draw:frame>
        <draw:frame draw:style-name="gr29" draw:text-style-name="P11" draw:layer="layout" svg:width="0.762cm" svg:height="0.725cm" svg:x="18.294cm" svg:y="4.674cm">
          <draw:text-box>
            <text:p><text:span text:style-name="T9">A</text:span></text:p>
          </draw:text-box>
        </draw:frame>
        <draw:frame draw:style-name="gr29" draw:text-style-name="P12" draw:layer="layout" svg:width="0.762cm" svg:height="0.725cm" svg:x="19.794cm" svg:y="4.475cm">
          <draw:text-box>
            <text:p><text:span text:style-name="T11">B</text:span></text:p>
          </draw:text-box>
        </draw:frame>
        <draw:frame draw:style-name="gr29" draw:text-style-name="P11" draw:layer="layout" svg:width="0.762cm" svg:height="0.725cm" svg:x="22.794cm" svg:y="4.476cm">
          <draw:text-box>
            <text:p><text:span text:style-name="T9">B</text:span></text:p>
          </draw:text-box>
        </draw:frame>
        <draw:frame draw:style-name="gr29" draw:text-style-name="P12" draw:layer="layout" svg:width="0.762cm" svg:height="0.725cm" svg:x="25.794cm" svg:y="4.477cm">
          <draw:text-box>
            <text:p><text:span text:style-name="T11">B</text:span></text:p>
          </draw:text-box>
        </draw:frame>
        <draw:frame draw:style-name="gr29" draw:text-style-name="P12" draw:layer="layout" svg:width="0.762cm" svg:height="0.725cm" svg:x="21.294cm" svg:y="4.675cm">
          <draw:text-box>
            <text:p><text:span text:style-name="T11">A</text:span></text:p>
          </draw:text-box>
        </draw:frame>
        <draw:frame draw:style-name="gr29" draw:text-style-name="P12" draw:layer="layout" svg:width="0.762cm" svg:height="0.725cm" svg:x="24.194cm" svg:y="4.676cm">
          <draw:text-box>
            <text:p><text:span text:style-name="T11">A</text:span></text:p>
          </draw:text-box>
        </draw:frame>
        <draw:frame draw:style-name="gr32" draw:text-style-name="P8" draw:layer="layout" svg:width="1.016cm" svg:height="1.119cm" svg:x="7.012cm" svg:y="6.558cm">
          <draw:text-box>
            <text:p><text:span text:style-name="T12">+</text:span></text:p>
          </draw:text-box>
        </draw:frame>
        <draw:frame draw:style-name="gr32" draw:text-style-name="P8" draw:layer="layout" svg:width="1.016cm" svg:height="1.119cm" svg:x="10.312cm" svg:y="6.559cm">
          <draw:text-box>
            <text:p><text:span text:style-name="T12">+</text:span></text:p>
          </draw:text-box>
        </draw:frame>
        <draw:frame draw:style-name="gr32" draw:text-style-name="P8" draw:layer="layout" svg:width="1.016cm" svg:height="1.119cm" svg:x="13.712cm" svg:y="6.56cm">
          <draw:text-box>
            <text:p><text:span text:style-name="T12">+</text:span></text:p>
          </draw:text-box>
        </draw:frame>
        <draw:frame draw:style-name="gr32" draw:text-style-name="P8" draw:layer="layout" svg:width="1.016cm" svg:height="1.119cm" svg:x="17.612cm" svg:y="6.561cm">
          <draw:text-box>
            <text:p><text:span text:style-name="T12">+</text:span></text:p>
          </draw:text-box>
        </draw:frame>
        <draw:frame draw:style-name="gr32" draw:text-style-name="P8" draw:layer="layout" svg:width="1.016cm" svg:height="1.119cm" svg:x="20.912cm" svg:y="6.562cm">
          <draw:text-box>
            <text:p><text:span text:style-name="T12">+</text:span></text:p>
          </draw:text-box>
        </draw:frame>
        <draw:frame draw:style-name="gr32" draw:text-style-name="P8" draw:layer="layout" svg:width="1.016cm" svg:height="1.119cm" svg:x="23.912cm" svg:y="6.563cm">
          <draw:text-box>
            <text:p><text:span text:style-name="T12">+</text:span></text:p>
          </draw:text-box>
        </draw:frame>
        <draw:frame draw:style-name="gr32" draw:text-style-name="P13" draw:layer="layout" svg:width="3.302cm" svg:height="1.119cm" svg:x="1.116cm" svg:y="6.534cm">
          <draw:text-box>
            <text:p><text:span text:style-name="T13">C</text:span><text:span text:style-name="T1">(</text:span><text:span text:style-name="T13">k</text:span><text:span text:style-name="T1">*) = </text:span></text:p>
          </draw:text-box>
        </draw:frame>
        <draw:custom-shape draw:style-name="gr33" draw:text-style-name="P7" draw:layer="layout" svg:width="0.822cm" svg:height="1.478cm" draw:transform="rotate (1.5707963267949) translate (5.326cm 8.6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8" draw:layer="layout" svg:width="3.002cm" svg:height="1.108cm" svg:x="4.564cm" svg:y="8.554cm">
          <draw:text-box>
            <text:p><text:span text:style-name="T14">Primary</text:span></text:p>
          </draw:text-box>
        </draw:frame>
        <draw:custom-shape draw:style-name="gr35" draw:text-style-name="P7" draw:layer="layout" svg:width="0.822cm" svg:height="9.144cm" draw:transform="rotate (1.5707963267949) translate (8.128cm 8.6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7" draw:layer="layout" svg:width="0.822cm" svg:height="6.887cm" draw:transform="rotate (1.5707963267949) translate (19.529cm 8.6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8" draw:layer="layout" svg:width="3.314cm" svg:height="1.098cm" svg:x="11.064cm" svg:y="8.554cm">
          <draw:text-box>
            <text:p><text:span text:style-name="T14">Residual</text:span></text:p>
          </draw:text-box>
        </draw:frame>
        <draw:frame draw:style-name="gr37" draw:text-style-name="P8" draw:layer="layout" svg:width="2.004cm" svg:height="1.098cm" svg:x="21.964cm" svg:y="8.554cm">
          <draw:text-box>
            <text:p><text:span text:style-name="T14">Fake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4:08:45.524980147</meta:creation-date>
    <meta:generator>LibreOffice/5.1.6.2$Linux_X86_64 LibreOffice_project/10m0$Build-2</meta:generator>
    <dc:date>2017-10-24T12:33:12.606218925</dc:date>
    <meta:editing-duration>PT3H44M29S</meta:editing-duration>
    <meta:editing-cycles>73</meta:editing-cycles>
    <meta:document-statistic meta:object-count="198"/>
  </office:meta>
</office:document-meta>
</file>